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auto-grow-height="true" draw:auto-grow-width="false" fo:min-height="14.038cm" loext:decorative="false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in-height="1.338cm" loext:decorative="false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in-height="6.338cm" loext:decorative="false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in-height="3.243cm" loext:decorative="false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in-height="2.608cm" loext:decorative="false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draw:auto-grow-height="true" draw:auto-grow-width="false" fo:min-height="0.703cm" loext:decorative="false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in-height="1.251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4000" loext:opacity="100%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05cm" svg:height="14.288cm" svg:x="1.317cm" svg:y="2.587cm">
          <draw:text-box>
            <text:p><text:span text:style-name="T1">layoutMain</text:span></text:p>
          </draw:text-box>
        </draw:frame>
        <draw:frame draw:style-name="gr2" draw:text-style-name="P1" draw:layer="layout" svg:width="18.415cm" svg:height="1.588cm" svg:x="1.635cm" svg:y="3.539cm">
          <draw:text-box>
            <text:p><text:span text:style-name="T1">layoutFormHdr (contains lblFormName, _newRecFlag)</text:span></text:p>
          </draw:text-box>
        </draw:frame>
        <draw:frame draw:style-name="gr3" draw:text-style-name="P1" draw:layer="layout" svg:width="18.421cm" svg:height="6.588cm" svg:x="1.629cm" svg:y="5.445cm">
          <draw:text-box>
            <text:p><text:span text:style-name="T1">layoutForm <text:s/></text:span><text:span text:style-name="T2">rename layoutFormFixedTop</text:span></text:p>
          </draw:text-box>
        </draw:frame>
        <draw:frame draw:style-name="gr4" draw:text-style-name="P1" draw:layer="layout" svg:width="18.416cm" svg:height="3.493cm" svg:x="1.634cm" svg:y="7.032cm">
          <draw:text-box>
            <text:p text:style-name="P2"><text:span text:style-name="T3">layoutFormPages <text:s/></text:span><text:span text:style-name="T4">NEW</text:span></text:p>
          </draw:text-box>
        </draw:frame>
        <draw:frame draw:style-name="gr5" draw:text-style-name="P1" draw:layer="layout" svg:width="18.415cm" svg:height="2.858cm" svg:x="1.635cm" svg:y="12.429cm">
          <draw:text-box>
            <text:p><text:span text:style-name="T1">layoutButtons</text:span></text:p>
          </draw:text-box>
        </draw:frame>
        <draw:frame draw:style-name="gr6" draw:text-style-name="P1" draw:layer="layout" svg:width="18.415cm" svg:height="0.953cm" svg:x="1.635cm" svg:y="15.605cm">
          <draw:text-box>
            <text:p><text:span text:style-name="T1">_statusBar</text:span></text:p>
          </draw:text-box>
        </draw:frame>
        <draw:frame draw:style-name="gr7" draw:text-style-name="P1" draw:layer="layout" svg:width="18.416cm" svg:height="1.501cm" svg:x="1.634cm" svg:y="10.525cm">
          <draw:text-box>
            <text:p text:style-name="P2"><text:span text:style-name="T3">layoutFormFixedBottom <text:s/></text:span><text:span text:style-name="T4">NE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09T08:00:13.612268900</meta:creation-date>
    <meta:print-date>2025-11-09T08:27:33.965725600</meta:print-date>
    <dc:date>2025-11-09T08:38:42.087606600</dc:date>
    <meta:editing-duration>PT2M51S</meta:editing-duration>
    <meta:editing-cycles>1</meta:editing-cycles>
    <meta:document-statistic meta:object-count="7"/>
    <meta:generator>LibreOffice/25.8.2.2$Windows_X86_64 LibreOffice_project/d401f2107ccab8f924a8e2df40f573aab7605b6f</meta:generator>
  </office:meta>
</office:document-meta>
</file>